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1.081cm" fo:min-width="5.849cm" draw:shadow="visible"/>
    </style:style>
    <style:style style:name="gr3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1.528cm" fo:min-width="5.849cm" draw:shadow="visib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8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5" style:family="graphic" style:parent-style-name="standard">
      <style:graphic-properties draw:stroke="none" svg:stroke-color="#000000" draw:fill="solid" draw:fill-color="#ffffff" draw:opacity="100%" draw:opacity-name="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opacity-name="" draw:auto-grow-height="true" draw:auto-grow-width="false" fo:max-height="0cm" fo:min-height="0.58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opacity-name="" draw:auto-grow-height="true" draw:auto-grow-width="false" fo:max-height="0cm" fo:min-height="1.497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opacity-name="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opacity-name="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07cm" fo:min-width="19.312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7cm"/>
    </style:style>
    <style:style style:name="gr29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1.528cm" fo:min-width="8.89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4" style:family="paragraph">
      <loext:graphic-properties draw:fill="gradient" draw:fill-gradient-name="Gradient_20_35"/>
      <style:paragraph-properties fo:text-align="center"/>
      <style:text-properties fo:font-size="18pt"/>
    </style:style>
    <style:style style:name="P5" style:family="paragraph">
      <loext:graphic-properties draw:fill="solid" draw:fill-color="#dddddd"/>
      <style:paragraph-properties fo:text-align="center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color="#000000" fo:font-size="18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999999" fo:font-size="28pt"/>
    </style:style>
    <style:style style:name="P12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3" style:family="paragraph">
      <style:text-properties fo:font-size="18pt"/>
    </style:style>
    <style:style style:name="P14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5" style:family="paragraph">
      <style:paragraph-properties fo:text-align="start"/>
      <style:text-properties fo:font-size="18pt"/>
    </style:style>
    <style:style style:name="P16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7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8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9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</style:style>
    <style:style style:name="P23" style:family="paragraph">
      <loext:graphic-properties draw:fill="gradient" draw:fill-gradient-name="Gradient_20_25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start"/>
      <style:text-properties fo:color="#c9211e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Derby (in-memory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6.349cm" svg:height="1.778cm" svg:x="22.091cm" svg:y="8.585cm">
          <text:p text:style-name="P2">Storage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348cm" svg:height="1.778cm" svg:x="18.621cm" svg:y="5.974cm">
          <text:p text:style-name="P2">Simulation Control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5" draw:layer="layout" svg:width="6.349cm" svg:height="1.778cm" svg:x="22.095cm" svg:y="1.263cm">
          <text:p text:style-name="P2">Client Algorith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51cm" svg:y1="11.193cm" svg:x2="24.251cm" svg:y2="10.363cm">
          <text:p/>
        </draw:line>
        <draw:line draw:style-name="gr7" draw:text-style-name="P6" draw:layer="layout" svg:x1="26.251cm" svg:y1="10.366cm" svg:x2="26.251cm" svg:y2="11.196cm">
          <text:p/>
        </draw:line>
        <draw:frame draw:style-name="gr8" draw:text-style-name="P8" draw:layer="layout" svg:width="3.258cm" svg:height="0.962cm" svg:x="18.386cm" svg:y="12.037cm">
          <draw:text-box>
            <text:p text:style-name="P7"><text:span text:style-name="T1">Data Layer</text:span></text:p>
          </draw:text-box>
        </draw:frame>
        <draw:frame draw:style-name="gr9" draw:text-style-name="P8" draw:layer="layout" svg:width="5.209cm" svg:height="0.962cm" svg:x="16.435cm" svg:y="9.037cm">
          <draw:text-box>
            <text:p text:style-name="P7"><text:span text:style-name="T1">Data Access </text:span><text:span text:style-name="T1">Layer</text:span></text:p>
          </draw:text-box>
        </draw:frame>
        <draw:line draw:style-name="gr10" draw:text-style-name="P6" draw:layer="layout" svg:x1="35.052cm" svg:y1="5.334cm" svg:x2="5.334cm" svg:y2="5.293cm">
          <text:p/>
        </draw:line>
        <draw:custom-shape draw:style-name="gr11" draw:text-style-name="P9" draw:layer="layout" svg:width="5.501cm" svg:height="1.778cm" svg:x="7.814cm" svg:y="8.58cm">
          <text:p text:style-name="P2"><text:span text:style-name="T2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2" draw:layer="layout" svg:width="5.236cm" svg:height="1.691cm" draw:transform="rotate (-1.5707963267949) translate (34.849cm 7.433cm)">
          <draw:text-box>
            <text:p text:style-name="P11"><text:span text:style-name="T3">J</text:span><text:span text:style-name="T3">a</text:span><text:span text:style-name="T3">r</text:span><text:span text:style-name="T3">g</text:span><text:span text:style-name="T3">o</text:span></text:p>
          </draw:text-box>
        </draw:frame>
        <draw:custom-shape draw:style-name="gr14" draw:text-style-name="P5" draw:layer="layout" svg:width="6.35cm" svg:height="1.778cm" svg:x="25.554cm" svg:y="5.974cm">
          <text:p text:style-name="P2">Simulation Interfa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6" draw:text-style-name="P6" draw:layer="layout" svg:x1="22.852cm" svg:y1="8.583cm" svg:x2="22.852cm" svg:y2="7.753cm">
          <text:p/>
        </draw:line>
        <draw:line draw:style-name="gr7" draw:text-style-name="P6" draw:layer="layout" svg:x1="23.453cm" svg:y1="7.754cm" svg:x2="23.453cm" svg:y2="8.584cm">
          <text:p/>
        </draw:line>
        <draw:line draw:style-name="gr6" draw:text-style-name="P6" draw:layer="layout" svg:x1="27.053cm" svg:y1="8.584cm" svg:x2="27.053cm" svg:y2="7.754cm">
          <text:p/>
        </draw:line>
        <draw:line draw:style-name="gr7" draw:text-style-name="P6" draw:layer="layout" svg:x1="27.654cm" svg:y1="7.755cm" svg:x2="27.654cm" svg:y2="8.585cm">
          <text:p/>
        </draw:line>
        <draw:line draw:style-name="gr6" draw:text-style-name="P6" draw:layer="layout" svg:x1="22.853cm" svg:y1="5.981cm" svg:x2="22.853cm" svg:y2="3.041cm">
          <text:p/>
        </draw:line>
        <draw:line draw:style-name="gr6" draw:text-style-name="P6" draw:layer="layout" svg:x1="27.054cm" svg:y1="5.985cm" svg:x2="27.054cm" svg:y2="3.041cm">
          <text:p/>
        </draw:line>
        <draw:line draw:style-name="gr7" draw:text-style-name="P6" draw:layer="layout" svg:x1="27.655cm" svg:y1="3.041cm" svg:x2="27.655cm" svg:y2="5.985cm">
          <text:p/>
        </draw:line>
        <draw:frame draw:style-name="gr15" draw:text-style-name="P14" draw:layer="layout" svg:width="7.495cm" svg:height="0.96cm" svg:x="28.548cm" svg:y="2.73cm">
          <draw:text-box>
            <text:list text:style-name="L1">
              <text:list-item>
                <text:p text:style-name="P13"><text:span text:style-name="T4">World information</text:span></text:p>
              </text:list-item>
            </text:list>
          </draw:text-box>
        </draw:frame>
        <draw:custom-shape draw:style-name="gr4" draw:text-style-name="P5" draw:layer="layout" svg:width="6.348cm" svg:height="1.778cm" svg:x="8.622cm" svg:y="1.263cm">
          <text:p text:style-name="P2">Evaluation Progra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6" draw:text-style-name="P6" draw:layer="layout" svg:x1="11.426cm" svg:y1="7.266cm" svg:x2="18.62cm" svg:y2="7.266cm">
          <text:p/>
        </draw:line>
        <draw:line draw:style-name="gr7" draw:text-style-name="P6" draw:layer="layout" svg:x1="12.126cm" svg:y1="6.566cm" svg:x2="18.62cm" svg:y2="6.566cm">
          <text:p/>
        </draw:line>
        <draw:line draw:style-name="gr16" draw:text-style-name="P6" draw:layer="layout" svg:x1="12.126cm" svg:y1="3.042cm" svg:x2="12.126cm" svg:y2="6.566cm">
          <text:p/>
        </draw:line>
        <draw:line draw:style-name="gr6" draw:text-style-name="P6" draw:layer="layout" svg:x1="11.426cm" svg:y1="7.266cm" svg:x2="11.427cm" svg:y2="3.042cm">
          <text:p/>
        </draw:line>
        <draw:frame draw:style-name="gr17" draw:text-style-name="P16" draw:layer="layout" svg:width="6.405cm" svg:height="0.878cm" svg:x="5.509cm" svg:y="3.48cm">
          <draw:text-box>
            <text:list text:style-name="L1">
              <text:list-item>
                <text:p text:style-name="P15"><text:span text:style-name="T4">Ev</text:span><text:span text:style-name="T4">alu</text:span><text:span text:style-name="T4">ati</text:span><text:span text:style-name="T4">on </text:span><text:span text:style-name="T4">me</text:span><text:span text:style-name="T4">tric</text:span><text:span text:style-name="T4">s</text:span></text:p>
              </text:list-item>
            </text:list>
          </draw:text-box>
        </draw:frame>
        <draw:frame draw:style-name="gr18" draw:text-style-name="P17" draw:layer="layout" svg:width="7.495cm" svg:height="2.132cm" svg:x="12.045cm" svg:y="3.134cm">
          <draw:text-box>
            <text:list text:style-name="L2">
              <text:list-item>
                <text:p text:style-name="P13"><text:span text:style-name="T4">Road network</text:span></text:p>
              </text:list-item>
              <text:list-item>
                <text:p text:style-name="P13"><text:span text:style-name="T4">Problem instance</text:span></text:p>
              </text:list-item>
              <text:list-item>
                <text:p text:style-name="P13"><text:span text:style-name="T4">… </text:span><text:span text:style-name="T4">other options</text:span></text:p>
              </text:list-item>
            </text:list>
          </draw:text-box>
        </draw:frame>
        <draw:frame draw:style-name="gr19" draw:text-style-name="P18" draw:layer="layout" svg:width="7.444cm" svg:height="1.547cm" svg:x="18.164cm" svg:y="3.61cm">
          <draw:text-box>
            <text:list text:style-name="L1">
              <text:list-item>
                <text:p text:style-name="P15"><text:span text:style-name="T4">Vehicle GPS </text:span><text:span text:style-name="T4">coordinates</text:span></text:p>
              </text:list-item>
              <text:list-item>
                <text:p text:style-name="P15"><text:span text:style-name="T4">New travel requests</text:span></text:p>
              </text:list-item>
            </text:list>
          </draw:text-box>
        </draw:frame>
        <draw:frame draw:style-name="gr20" draw:text-style-name="P14" draw:layer="layout" svg:width="7.495cm" svg:height="1.505cm" svg:x="27.787cm" svg:y="3.69cm">
          <draw:text-box>
            <text:list text:style-name="L2">
              <text:list-item>
                <text:p text:style-name="P13"><text:span text:style-name="T4">New </text:span><text:span text:style-name="T4">schedules/routes</text:span></text:p>
              </text:list-item>
              <text:list-item>
                <text:p text:style-name="P13"><text:span text:style-name="T4">Assignment </text:span><text:span text:style-name="T4">notifications</text:span></text:p>
              </text:list-item>
            </text:list>
          </draw:text-box>
        </draw:frame>
        <draw:frame draw:style-name="gr21" draw:text-style-name="P19" draw:layer="layout" svg:width="4.833cm" svg:height="1.029cm" svg:x="6.703cm" svg:y="6.437cm">
          <draw:text-box>
            <text:p text:style-name="P7"><text:span text:style-name="T1">Business Layer</text:span></text:p>
          </draw:text-box>
        </draw:frame>
        <draw:frame draw:style-name="gr22" draw:text-style-name="P8" draw:layer="layout" svg:width="4.87cm" svg:height="0.962cm" svg:x="16.204cm" svg:y="1.637cm">
          <draw:text-box>
            <text:p text:style-name="P7"><text:span text:style-name="T1">Application Layer</text:span></text:p>
          </draw:text-box>
        </draw:frame>
        <draw:g>
          <draw:custom-shape draw:style-name="gr23" draw:text-style-name="P20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6" draw:layer="layout" svg:x1="6.326cm" svg:y1="10.866cm" svg:x2="7.328cm" svg:y2="10.866cm">
              <text:p/>
            </draw:line>
            <draw:line draw:style-name="gr6" draw:text-style-name="P6" draw:layer="layout" svg:x1="6.326cm" svg:y1="11.866cm" svg:x2="7.328cm" svg:y2="11.866cm">
              <text:p/>
            </draw:line>
            <draw:frame draw:style-name="gr24" draw:text-style-name="P21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21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7" draw:text-style-name="P1" draw:layer="layout" svg:width="19.812cm" svg:height="1.557cm" svg:x="2.032cm" svg:y="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draw:layer="layout" svg:width="9.397cm" svg:height="1.778cm" svg:x="7.623cm" svg:y="7.975cm">
          <text:p text:style-name="P2"><text:span text:style-name="T2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3" draw:layer="layout" svg:width="9.398cm" svg:height="1.778cm" svg:x="7.62cm" svg:y="3.364cm">
          <text:p text:style-name="P2">Client Algorith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9.653cm" svg:y1="8.095cm" svg:x2="9.653cm" svg:y2="5.166cm">
          <text:p/>
        </draw:line>
        <draw:line draw:style-name="gr7" draw:text-style-name="P6" draw:layer="layout" svg:x1="14.653cm" svg:y1="5.167cm" svg:x2="14.653cm" svg:y2="8.095cm">
          <text:p/>
        </draw:line>
        <draw:line draw:style-name="gr10" draw:text-style-name="P6" draw:layer="layout" svg:x1="21.844cm" svg:y1="8.095cm" svg:x2="2.032cm" svg:y2="8.095cm">
          <text:p/>
        </draw:line>
        <draw:frame draw:style-name="gr30" draw:text-style-name="P24" draw:layer="layout" svg:width="9.398cm" svg:height="2.594cm" svg:x="1.809cm" svg:y="5.379cm">
          <draw:text-box>
            <text:list text:style-name="L1">
              <text:list-item>
                <text:p text:style-name="P15"><text:span text:style-name="T4">Vehicle GPS coordinates</text:span></text:p>
              </text:list-item>
              <text:list-item>
                <text:p text:style-name="P15"><text:span text:style-name="T4">New travel requests</text:span></text:p>
              </text:list-item>
              <text:list-item>
                <text:p text:style-name="P15"><text:span text:style-name="T4">World information</text:span></text:p>
              </text:list-item>
            </text:list>
          </draw:text-box>
        </draw:frame>
        <draw:frame draw:style-name="gr31" draw:text-style-name="P25" draw:layer="layout" svg:width="10.844cm" svg:height="2.593cm" svg:x="14.809cm" svg:y="6.079cm">
          <draw:text-box>
            <text:list text:style-name="L2">
              <text:list-item>
                <text:p text:style-name="P13"><text:span text:style-name="T4">New schedules/routes</text:span></text:p>
              </text:list-item>
              <text:list-item>
                <text:p text:style-name="P13"><text:span text:style-name="T4">Assignment notifications</text:span></text:p>
              </text:list-item>
            </text:list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ffdbb6" draw:end-color="#ffb66c" draw:start-intensity="100%" draw:end-intensity="100%" draw:angle="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37" draw:display-name="Gradient 37" draw:style="linear" draw:start-color="#dee7e5" draw:end-color="#b3cac7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09-29T13:44:33.275813784</dc:date>
    <dc:creator>James Pan</dc:creator>
    <meta:editing-duration>PT20H45M14S</meta:editing-duration>
    <meta:editing-cycles>121</meta:editing-cycles>
    <meta:generator>LibreOffice/6.2.5.2$Linux_X86_64 LibreOffice_project/1ec314fa52f458adc18c4f025c545a4e8b22c159</meta:generator>
    <meta:document-statistic meta:object-count="73"/>
  </office:meta>
</office:document-meta>
</file>